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variant="normal" fo:text-transform="none" fo:color="#0087ff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2" style:family="paragraph" style:parent-style-name="Heading_20_1">
      <style:paragraph-properties fo:text-align="justify" style:justify-single-word="false"/>
      <style:text-properties fo:font-variant="normal" fo:text-transform="none" fo:color="#5983b0" style:font-name="arial" fo:font-size="16pt" fo:letter-spacing="normal" fo:font-style="normal" fo:font-weight="bold" officeooo:paragraph-rsid="000243b8" style:font-size-asian="16pt" style:font-weight-asian="bold" style:font-size-complex="16pt" style:font-weight-complex="bold"/>
    </style:style>
    <style:style style:name="P3" style:family="paragraph" style:parent-style-name="Heading_20_4">
      <style:paragraph-properties fo:text-align="justify" style:justify-single-word="false"/>
      <style:text-properties officeooo:paragraph-rsid="000207ff"/>
    </style:style>
    <style:style style:name="P4" style:family="paragraph" style:parent-style-name="Heading_20_4">
      <style:text-properties fo:font-variant="normal" fo:text-transform="none" fo:color="#00000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P5" style:family="paragraph" style:parent-style-name="Heading_20_4">
      <style:paragraph-properties fo:text-align="justify" style:justify-single-word="false"/>
      <style:text-properties fo:font-variant="normal" fo:text-transform="none" fo:color="#00000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P6" style:family="paragraph" style:parent-style-name="Heading_20_4">
      <style:paragraph-properties fo:text-align="justify" style:justify-single-word="false"/>
      <style:text-properties fo:font-variant="normal" fo:text-transform="none" fo:color="#000000" style:font-name="arial" fo:font-size="15pt" fo:letter-spacing="normal" fo:font-style="normal" fo:font-weight="bold" officeooo:paragraph-rsid="000243b8" style:font-size-asian="15pt" style:font-weight-asian="bold" style:font-size-complex="15pt" style:font-weight-complex="bold"/>
    </style:style>
    <style:style style:name="P7" style:family="paragraph" style:parent-style-name="Heading_20_4">
      <style:paragraph-properties fo:text-align="justify" style:justify-single-word="false" fo:orphans="2" fo:widows="2"/>
      <style:text-properties fo:font-variant="normal" fo:text-transform="none" fo:color="#00000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P8" style:family="paragraph" style:parent-style-name="Heading_20_4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5pt" style:font-weight-asian="bold" style:font-size-complex="15pt" style:font-weight-complex="bold"/>
    </style:style>
    <style:style style:name="P9" style:family="paragraph" style:parent-style-name="Heading_20_5">
      <style:paragraph-properties fo:text-align="justify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1b814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1b814" style:font-size-asian="12.25pt" style:font-size-complex="14pt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HelveticaNeue-Light" fo:font-size="15pt" fo:letter-spacing="normal" fo:font-style="normal" fo:font-weight="bold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243b8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bold" officeooo:paragraph-rsid="0001b814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5pt" fo:letter-spacing="normal" fo:font-style="normal" fo:font-weight="bold" officeooo:paragraph-rsid="000207ff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0243b8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0087ff" style:font-name="arial" fo:font-size="16pt" fo:letter-spacing="normal" fo:font-style="normal" fo:font-weight="bold" officeooo:paragraph-rsid="000243b8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0087ff" style:font-name="arial" fo:font-size="12pt" fo:letter-spacing="normal" fo:font-style="normal" fo:font-weight="normal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5983b0" style:font-name="arial" fo:font-size="16pt" fo:letter-spacing="normal" fo:font-style="normal" fo:font-weight="bold" officeooo:paragraph-rsid="000243b8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212529" style:font-name="apple-system" fo:font-size="10.5pt" fo:letter-spacing="normal" fo:font-style="normal" fo:font-weight="normal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212529" style:font-name="apple-system" fo:font-size="10.5pt" fo:letter-spacing="normal" fo:font-style="normal" fo:font-weight="normal" officeooo:rsid="000da3d4" officeooo:paragraph-rsid="000da3d4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212529" style:font-name="apple-system" fo:font-size="10.5pt" fo:letter-spacing="normal" fo:font-style="normal" fo:font-weight="normal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212529" style:font-name="apple-system" fo:font-size="10.5pt" fo:letter-spacing="normal" fo:font-style="normal" fo:font-weight="normal" officeooo:rsid="000c0b5a" officeooo:paragraph-rsid="000c0b5a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212529" style:font-name="apple-system" fo:font-size="10.5pt" fo:letter-spacing="normal" fo:font-style="normal" fo:font-weight="normal" officeooo:rsid="000da3d4" officeooo:paragraph-rsid="000da3d4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212529" style:font-name="apple-system" fo:font-size="10.5pt" fo:letter-spacing="normal" fo:font-style="normal" fo:font-weight="normal" officeooo:rsid="001103ce" officeooo:paragraph-rsid="001103ce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212529" style:font-name="apple-system" fo:font-size="10.5pt" fo:letter-spacing="normal" fo:font-style="normal" fo:font-weight="normal" officeooo:rsid="001103ce" officeooo:paragraph-rsid="001300ba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 fo:orphans="2" fo:widows="2"/>
    </style:style>
    <style:style style:name="P29" style:family="paragraph" style:parent-style-name="Text_20_body">
      <style:paragraph-properties fo:text-align="justify" style:justify-single-word="false"/>
      <style:text-properties officeooo:paragraph-rsid="000207ff"/>
    </style:style>
    <style:style style:name="P30" style:family="paragraph" style:parent-style-name="Text_20_body">
      <style:paragraph-properties fo:text-align="justify" style:justify-single-word="false"/>
      <style:text-properties officeooo:paragraph-rsid="000243b8"/>
    </style:style>
    <style:style style:name="P31" style:family="paragraph" style:parent-style-name="Text_20_body">
      <style:paragraph-properties fo:text-align="justify" style:justify-single-word="false"/>
      <style:text-properties officeooo:paragraph-rsid="00026f0b"/>
    </style:style>
    <style:style style:name="P32" style:family="paragraph" style:parent-style-name="Text_20_body">
      <style:paragraph-properties fo:text-align="justify" style:justify-single-word="false"/>
      <style:text-properties officeooo:paragraph-rsid="001300ba"/>
    </style:style>
    <style:style style:name="P3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arial" officeooo:paragraph-rsid="0001b814"/>
    </style:style>
    <style:style style:name="P35" style:family="paragraph" style:parent-style-name="Text_20_body">
      <style:text-properties style:font-name="arial" officeooo:paragraph-rsid="000408b2"/>
    </style:style>
    <style:style style:name="P36" style:family="paragraph" style:parent-style-name="Text_20_body">
      <style:paragraph-properties fo:text-align="justify" style:justify-single-word="false"/>
      <style:text-properties style:font-name="Arial" officeooo:paragraph-rsid="000243b8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38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9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87ff" style:font-name="arial" fo:font-size="12pt" fo:letter-spacing="normal" fo:font-style="normal" fo:font-weight="normal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87ff" style:font-name="arial" fo:font-size="12pt" fo:letter-spacing="normal" fo:font-style="normal" fo:font-weight="normal" officeooo:rsid="00161b1a" officeooo:paragraph-rsid="00161b1a"/>
    </style:style>
    <style:style style:name="P42" style:family="paragraph" style:parent-style-name="Text_20_body" style:list-style-name="L2">
      <style:paragraph-properties fo:text-align="justify" style:justify-single-word="false" fo:orphans="2" fo:widows="2"/>
    </style:style>
    <style:style style:name="P43" style:family="paragraph" style:parent-style-name="Text_20_body" style:list-style-name="L4">
      <style:paragraph-properties fo:text-align="justify" style:justify-single-word="false" fo:orphans="2" fo:widows="2"/>
    </style:style>
    <style:style style:name="P44" style:family="paragraph" style:parent-style-name="Text_20_body" style:list-style-name="L5">
      <style:paragraph-properties fo:text-align="justify" style:justify-single-word="false" fo:orphans="2" fo:widows="2"/>
    </style:style>
    <style:style style:name="P45" style:family="paragraph" style:parent-style-name="Text_20_body">
      <style:paragraph-properties fo:text-align="justify" style:justify-single-word="false"/>
      <style:text-properties officeooo:paragraph-rsid="00161b1a"/>
    </style:style>
    <style:style style:name="P46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7" style:family="paragraph" style:parent-style-name="Text_20_body" style:list-style-name="L3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8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/>
    </style:style>
    <style:style style:name="P49" style:family="paragraph" style:parent-style-name="Text_20_body" style:list-style-name="L4">
      <style:paragraph-properties fo:margin-top="0cm" fo:margin-bottom="0cm" loext:contextual-spacing="false" fo:text-align="justify" style:justify-single-word="false" fo:orphans="2" fo:widows="2"/>
    </style:style>
    <style:style style:name="P50" style:family="paragraph" style:parent-style-name="Text_20_body" style:list-style-name="L5">
      <style:paragraph-properties fo:margin-top="0cm" fo:margin-bottom="0cm" loext:contextual-spacing="false" fo:text-align="justify" style:justify-single-word="false" fo:orphans="2" fo:widows="2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font-size="15pt" fo:letter-spacing="normal" fo:font-style="normal" style:font-size-asian="13.1000003814697pt" style:font-size-complex="15pt"/>
    </style:style>
    <style:style style:name="T3" style:family="text">
      <style:text-properties fo:font-variant="normal" fo:text-transform="none" fo:color="#000000" fo:font-size="15pt" fo:letter-spacing="normal" fo:font-style="normal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000000" fo:font-size="12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 style:font-size-asian="15pt" style:font-weight-asian="bold" style:font-size-complex="15pt" style:font-weight-complex="bold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0408b2"/>
    </style:style>
    <style:style style:name="T7" style:family="text">
      <style:text-properties fo:font-variant="normal" fo:text-transform="none" fo:color="#000000" style:font-name="arial" fo:font-size="12pt" fo:letter-spacing="normal" fo:font-style="normal"/>
    </style:style>
    <style:style style:name="T8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01b814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style:font-style-asian="normal" style:font-style-complex="normal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style:font-size-asian="15pt" style:font-weight-asian="bold" style:font-size-complex="15pt" style:font-weight-complex="bold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officeooo:rsid="00026f0b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6df40" style:font-size-asian="15pt" style:font-weight-asian="bold" style:font-size-complex="15pt" style:font-weight-complex="bold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style:font-size-asian="15pt" style:font-size-complex="15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026f0b" style:font-size-asian="15pt" style:font-size-complex="15pt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05c1c6" style:font-size-asian="15pt" style:font-size-complex="15pt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normal" officeooo:rsid="0006df40" style:font-size-asian="15pt" style:font-size-complex="15pt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officeooo:rsid="00026f0b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0.5pt" style:font-size-complex="12pt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officeooo:rsid="00026f0b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008c231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08c231" style:font-weight-asian="bold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weight-asian="normal" style:font-weight-complex="normal"/>
    </style:style>
    <style:style style:name="T28" style:family="text">
      <style:text-properties fo:font-variant="normal" fo:text-transform="none" fo:color="#000000" style:font-name="arial" fo:font-size="12pt" fo:letter-spacing="normal" fo:font-style="normal" style:font-size-asian="15pt" style:font-size-complex="15pt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30" style:family="text">
      <style:text-properties fo:font-variant="normal" fo:text-transform="none" fo:color="#212529" style:font-name="apple-system" fo:font-size="10.5pt" fo:letter-spacing="normal" fo:font-style="normal" fo:font-weight="normal" officeooo:rsid="001103ce" style:font-size-asian="10.5pt" style:font-weight-asian="normal" style:font-size-complex="12pt" style:font-weight-complex="normal"/>
    </style:style>
    <style:style style:name="T31" style:family="text">
      <style:text-properties fo:font-variant="normal" fo:text-transform="none" fo:color="#212529" style:font-name="apple-system" fo:font-size="10.5pt" fo:letter-spacing="normal" fo:font-style="normal" fo:font-weight="normal" officeooo:rsid="001300ba" style:font-size-asian="10.5pt" style:font-weight-asian="normal" style:font-size-complex="12pt" style:font-weight-complex="normal"/>
    </style:style>
    <style:style style:name="T32" style:family="text">
      <style:text-properties fo:font-variant="normal" fo:text-transform="none" fo:color="#212529" style:font-name="apple-system" fo:font-size="10.5pt" fo:letter-spacing="normal" fo:font-style="normal" fo:font-weight="normal" officeooo:rsid="00143dd2" style:font-size-asian="10.5pt" style:font-weight-asian="normal" style:font-size-complex="12pt" style:font-weight-complex="normal"/>
    </style:style>
    <style:style style:name="T33" style:family="text">
      <style:text-properties fo:font-variant="normal" fo:text-transform="none" fo:color="#212529" style:font-name="apple-system" fo:font-size="10.5pt" fo:letter-spacing="normal" fo:font-style="normal" fo:font-weight="normal" officeooo:rsid="00161b1a" style:font-size-asian="10.5pt" style:font-weight-asian="normal" style:font-size-complex="12pt" style:font-weight-complex="normal"/>
    </style:style>
    <style:style style:name="T34" style:family="text">
      <style:text-properties fo:color="#000000" fo:font-size="12pt" fo:font-weight="normal" style:font-size-asian="15pt" style:font-size-complex="15pt"/>
    </style:style>
    <style:style style:name="T35" style:family="text">
      <style:text-properties fo:color="#000000" fo:font-size="12pt" style:font-size-asian="15pt" style:font-size-complex="15pt"/>
    </style:style>
    <style:style style:name="T36" style:family="text">
      <style:text-properties fo:color="#000000" fo:font-size="12pt" style:text-underline-style="solid" style:text-underline-width="auto" style:text-underline-color="font-color"/>
    </style:style>
    <style:style style:name="T37" style:family="text">
      <style:text-properties fo:color="#000000" fo:font-size="12pt" style:text-underline-style="solid" style:text-underline-width="auto" style:text-underline-color="font-color" style:font-size-asian="15pt" style:font-size-complex="15pt"/>
    </style:style>
    <style:style style:name="T38" style:family="text">
      <style:text-properties fo:color="#000000" fo:font-size="12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9" style:family="text">
      <style:text-properties fo:color="#000000" fo:font-size="12pt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color="#000000" fo:font-size="12pt" style:text-underline-style="none" fo:font-weight="bold" style:font-size-asian="15pt" style:font-weight-asian="bold" style:font-size-complex="15pt" style:font-weight-complex="bold"/>
    </style:style>
    <style:style style:name="T41" style:family="text">
      <style:text-properties style:font-name="arial" fo:font-size="12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2" style:family="text">
      <style:text-properties style:font-name="arial" fo:font-size="12pt" style:text-underline-style="solid" style:text-underline-width="auto" style:text-underline-color="font-color" style:font-size-asian="15pt" style:font-weight-asian="bold" style:font-size-complex="15pt" style:font-weight-complex="bold"/>
    </style:style>
    <style:style style:name="T43" style:family="text">
      <style:text-properties style:font-name="arial" fo:font-size="12pt" fo:font-weight="normal" style:font-size-asian="15pt" style:font-weight-asian="bold" style:font-size-complex="15pt" style:font-weight-complex="bold"/>
    </style:style>
    <style:style style:name="T44" style:family="text">
      <style:text-properties style:font-name="arial" fo:font-size="12pt" fo:font-weight="normal" officeooo:rsid="0001b814" style:font-size-asian="15pt" style:font-weight-asian="bold" style:font-size-complex="15pt" style:font-weight-complex="bold"/>
    </style:style>
    <style:style style:name="T45" style:family="text">
      <style:text-properties style:font-name="arial" fo:font-size="12pt" fo:font-weight="normal" officeooo:rsid="0001b814"/>
    </style:style>
    <style:style style:name="T46" style:family="text">
      <style:text-properties fo:color="#212529" style:font-name="apple-system" fo:font-size="10.5pt"/>
    </style:style>
    <style:style style:name="T47" style:family="text">
      <style:text-properties fo:color="#212529" style:font-name="apple-system" fo:font-size="10.5pt" style:font-size-asian="10.5pt" style:font-weight-asian="normal" style:font-size-complex="12pt" style:font-weight-complex="normal"/>
    </style:style>
    <style:style style:name="T48" style:family="text">
      <style:text-properties style:font-size-asian="10.5pt" style:font-weight-asian="normal" style:font-size-complex="12pt" style:font-weight-complex="normal"/>
    </style:style>
    <style:style style:name="T49" style:family="text">
      <style:text-properties officeooo:rsid="000ebb33" style:font-size-asian="10.5pt" style:font-weight-asian="normal" style:font-size-complex="12pt" style:font-weight-complex="normal"/>
    </style:style>
    <style:style style:name="T50" style:family="text">
      <style:text-properties officeooo:rsid="001300ba"/>
    </style:style>
    <style:style style:name="T51" style:family="text">
      <style:text-properties officeooo:rsid="00143dd2"/>
    </style:style>
    <style:style style:name="T52" style:family="text">
      <style:text-properties officeooo:rsid="00161b1a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47">Capas</text:span></text:p>
      <text:p text:style-name="P41"><text:span text:style-name="T47">usuarior usa nombres</text:span></text:p>
      <text:p text:style-name="P41"><text:span text:style-name="T47">aplicación usa aplicacion</text:span></text:p>
      <text:p text:style-name="P41"><text:span text:style-name="T47">transporte usa puertos</text:span></text:p>
      <text:p text:style-name="P41"><text:span text:style-name="T47">red usa ip</text:span></text:p>
      <text:p text:style-name="P41"><text:span text:style-name="T47">enlace usa mac</text:span></text:p>
      <text:p text:style-name="P41"><text:span text:style-name="T47">fisico usa bits</text:span></text:p>
      <text:p text:style-name="P18"><text:span text:style-name="T47"/></text:p>
      <text:p text:style-name="P45"><text:span text:style-name="T33">para saber la mac de una persona sabiendo su ip usamos el protocolo ARP</text:span></text:p>
      <text:p text:style-name="P41"><text:span text:style-name="T47">para saber el nombre de un usuario sabiendo su ip usamos el protocolo DNS</text:span></text:p>
      <text:p text:style-name="P18"><text:span text:style-name="T47"/></text:p>
      <text:p text:style-name="P18"><text:span text:style-name="T47"/></text:p>
      <text:p text:style-name="P18"><text:span text:style-name="T47">Enderezo MAC: É o identificador único e úniversal da tarxeta de rede.</text:span><text:span text:style-name="T46">48 bits</text:span></text:p>
      <text:p text:style-name="P20">exemplo MAC af:1d:23:45:6a:c7</text:p>
      <text:p text:style-name="P22">EnderezoIP:Podemos ter varias direccións IP na mesma tarxeta de rede.32 bits</text:p>
      <text:p text:style-name="P22">exemplo IP 102.32.145.201</text:p>
      <text:p text:style-name="P26">A=2º7 <text:span text:style-name="T50">ademas como maximo se podrian tener 765 ordenadores </text:span><text:span text:style-name="T51">host</text:span></text:p>
      <text:p text:style-name="P32"><text:span text:style-name="T30">B=2º6 </text:span><text:span text:style-name="T31">ademas como maximo se podrian tener 510 ordenadores </text:span><text:span text:style-name="T32">host</text:span></text:p>
      <text:p text:style-name="P25">C=2º5 <text:span text:style-name="T50">ademas como maximo se podrian tener 255 ordenadores </text:span><text:span text:style-name="T51">host</text:span></text:p>
      <text:p text:style-name="P22"/>
      <text:p text:style-name="P23">128 64 <text:s/>32 <text:s text:c="2"/>16 <text:s text:c="3"/>8 <text:s text:c="3"/>4 <text:s text:c="3"/>2 <text:s text:c="3"/>1 <text:s text:c="3"/></text:p>
      <text:p text:style-name="P23">2º7 2º6 2º5 2º4 2º3 2º2 2º1 2º0</text:p>
      <text:p text:style-name="P23"/>
      <text:p text:style-name="P24">redes privadas hubo ciertos rangos de ip que se reserbaron en internet (ips reserbadas)</text:p>
      <text:p text:style-name="P21"><text:span text:style-name="T48">en internet podemos acceder a una maquina que tenga de ip a 1</text:span><text:span text:style-name="T49">7</text:span><text:span text:style-name="T48">2.20?no(tampoco al .16 17 18 19 21 22 23 24 25 26 27 28 29 30…)</text:span></text:p>
      <text:h text:style-name="P1" text:outline-level="1"><text:bookmark text:name="nodeTitle"/>1.- Redes. Características y clasificación.</text:h>
      <text:h text:style-name="P9" text:outline-level="5"><text:span text:style-name="T1">Redes de ordenadores. </text:span><text:span text:style-name="T2">Ventajas</text:span><text:span text:style-name="T1">.</text:span></text:h>
      <text:p text:style-name="P11">Si conectamos dos ordenadores entre sí ya tenemos una red.</text:p>
      <text:p text:style-name="P11"/>
      <text:p text:style-name="P10">Las principales ventajas de las redes de ordenadores serán:</text:p>
      <text:list xml:id="list986262977" text:style-name="L1">
        <text:list-item>
          <text:p text:style-name="P46">La posibilidad de compartir recursos.</text:p>
        </text:list-item>
        <text:list-item>
          <text:p text:style-name="P46">La posibilidad de compartir información.</text:p>
        </text:list-item>
        <text:list-item>
          <text:p text:style-name="P46">Aumentar las posibilidades de colaboración.</text:p>
        </text:list-item>
        <text:list-item>
          <text:p text:style-name="P46">Facilitar la gestión centralizada.</text:p>
        </text:list-item>
        <text:list-item>
          <text:p text:style-name="P38">Reducir costes.</text:p>
        </text:list-item>
      </text:list>
      <text:p text:style-name="P34"><text:soft-page-break/><text:line-break/><text:span text:style-name="T3">Clasificación de Redes. Tipos de redes.</text:span></text:p>
      <text:p text:style-name="P14">Por alcance o extensión:</text:p>
      <text:p text:style-name="P33"><text:span text:style-name="Strong_20_Emphasis"><text:span text:style-name="T8">Red de área local o LAN (local area network)</text:span></text:span><text:span text:style-name="Strong_20_Emphasis"><text:span text:style-name="T12">e</text:span></text:span><text:span text:style-name="T7">s una red que se limita a un área especial,</text:span></text:p>
      <text:p text:style-name="P27"><text:span text:style-name="Strong_20_Emphasis"><text:span text:style-name="T9">Red de área metropolitana o MAN (metropolitan area network)</text:span></text:span><text:span text:style-name="Strong_20_Emphasis"><text:span text:style-name="T13"> </text:span></text:span><text:span text:style-name="T11">es una red de alta velocidad (banda ancha) que da cobertura en un área geográfica extensa</text:span></text:p>
      <text:p text:style-name="P27"><text:span text:style-name="Strong_20_Emphasis"><text:span text:style-name="T8">Red de área amplia o WAN (wide area network)</text:span></text:span><text:span text:style-name="T27">s</text:span><text:span text:style-name="T11">on redes informáticas que se extienden sobre un área geográfica extensa.</text:span></text:p>
      <text:h text:style-name="P5" text:outline-level="4">Según las funciones de sus componentes:</text:h>
      <text:p text:style-name="P12"><text:span text:style-name="Strong_20_Emphasis"><text:span text:style-name="T41">Redes de igual a igual o ente iguales</text:span></text:span><text:span text:style-name="T42">,</text:span><text:span text:style-name="T43"> son redes donde ningún ordenador está a cargo del funcionamiento de la red. Cada ordenador controla su propia información y puede funcionar como cliente o servidor según lo necesite</text:span><text:span text:style-name="T44">y </text:span><text:span text:style-name="T45">cada usuario controla su propia seguridad.</text:span></text:p>
      <text:p text:style-name="P29"><text:span text:style-name="Strong_20_Emphasis"><text:span text:style-name="T10">Redes cliente-servidor</text:span></text:span><text:span text:style-name="T14">, se basan en la existencia de uno o varios servidores, que darán servicio al resto de ordenadores que se consideran clientes. Este tipo de redes facilitan la gestión centralizada</text:span></text:p>
      <text:p text:style-name="P15">Según el tipo de conexión</text:p>
      <text:h text:style-name="P3" text:outline-level="4"><text:span text:style-name="Strong_20_Emphasis"><text:span text:style-name="T8">Redes cableadas</text:span></text:span><text:span text:style-name="Strong_20_Emphasis"><text:span text:style-name="T11">:</text:span></text:span><text:span text:style-name="T11">En este tipo de redes se utilizan diferentes tipos de cables para conectar los ordenadores.</text:span></text:h>
      <text:p text:style-name="P29"><text:span text:style-name="Strong_20_Emphasis"><text:span text:style-name="T10">Redes inalámbricas</text:span></text:span><text:span text:style-name="Strong_20_Emphasis"><text:span text:style-name="T17">:</text:span></text:span><text:span text:style-name="T14">Son las redes que no necesitan cables para comunicarse,</text:span></text:p>
      <text:h text:style-name="P8" text:outline-level="4"/>
      <text:h text:style-name="P5" text:outline-level="4">Según el grado de difusión:</text:h>
      <text:p text:style-name="P27"><text:span text:style-name="Strong_20_Emphasis"><text:span text:style-name="T10">Internet</text:span></text:span><text:span text:style-name="Strong_20_Emphasis"><text:span text:style-name="T17"> </text:span></text:span><text:span text:style-name="T14">es un conjunto descentralizado de redes de comunicación interconectadas que utilizan la familia de protocolos TCP/IP, garantizando que las redes físicas heterogéneas que la componen funcionen como una red lógica única, de alcance mundial.</text:span></text:p>
      <text:p text:style-name="P27"><text:span text:style-name="Strong_20_Emphasis"><text:span text:style-name="T10">Intranet</text:span></text:span><text:span text:style-name="Strong_20_Emphasis"><text:span text:style-name="T17"> </text:span></text:span><text:span text:style-name="T14">es una red de computadoras que utiliza alguna tecnología de red para usos comerciales, educativos o de otra índole </text:span><text:span text:style-name="Strong_20_Emphasis"><text:span text:style-name="T17">de forma privada,</text:span></text:span><text:span text:style-name="T14">esto es, que no comparte sus recursos o su información con otras redes suelen utilizar los protocolos TCP/IP.</text:span></text:p>
      <text:h text:style-name="P2" text:outline-level="1"><text:bookmark text:name="nodeTitle3"/>2.- Arquitectura de la red. Modelos OSI y TCP/IP.</text:h>
      <text:p text:style-name="P17"><text:span text:style-name="T34">Cuando se habla de arquitectura de red se refiere a cómo está construida la red, con el </text:span><text:span text:style-name="Strong_20_Emphasis"><text:span text:style-name="T34">hardware y software </text:span></text:span><text:span text:style-name="T34">utilizado..</text:span></text:p>
      <text:p text:style-name="P17"><text:span text:style-name="T34">En cuanto al hardware, se definirán que, </text:span><text:span text:style-name="Strong_20_Emphasis"><text:span text:style-name="T34">cables, equipos y conexiones </text:span></text:span><text:span text:style-name="T34">se utilizan. Aparte de decidir que equipos se van a utilizar para la conexión, </text:span><text:span text:style-name="Strong_20_Emphasis"><text:span text:style-name="T34">hay que definir unos protocolos </text:span></text:span><text:span text:style-name="T34">en la comunicación.</text:span></text:p>
      <text:p text:style-name="P17"><text:soft-page-break/><text:span text:style-name="T34">La arquitectura de red tendrá en cuenta </text:span><text:span text:style-name="Strong_20_Emphasis"><text:span text:style-name="T34">tres factores importantes</text:span></text:span><text:span text:style-name="T34">:</text:span></text:p>
      <text:list xml:id="list3209642272" text:style-name="L2">
        <text:list-item>
          <text:p text:style-name="P48"><text:span text:style-name="Strong_20_Emphasis"><text:span text:style-name="T11">Topología</text:span></text:span><text:span text:style-name="T11">: La forma de cómo se conectan los nodos (distintos equipos) de una red.</text:span></text:p>
        </text:list-item>
        <text:list-item>
          <text:p text:style-name="P48"><text:span text:style-name="Strong_20_Emphasis"><text:span text:style-name="T11">Método de acceso</text:span></text:span><text:span text:style-name="T11">: El medio utilizado para la transmisión de los datos: cable, aire.</text:span></text:p>
        </text:list-item>
        <text:list-item>
          <text:p text:style-name="P42"><text:span text:style-name="T11">Los </text:span><text:span text:style-name="Strong_20_Emphasis"><text:span text:style-name="T11">protocolos </text:span></text:span><text:span text:style-name="T11">de comunicación.</text:span></text:p>
        </text:list-item>
      </text:list>
      <text:h text:style-name="P4" text:outline-level="4">Protocolo de comunicación</text:h>
      <text:p text:style-name="P35"><text:span text:style-name="T6">E</text:span><text:span text:style-name="T4">s un conjunto de reglas normalizadas para la representación, señalización, autenticación y detección de errores necesario para enviar información a través de un canal de comunicación.</text:span></text:p>
      <text:p text:style-name="P35"><text:line-break/><text:span text:style-name="T5">Se necesitan distintos protocolos para:</text:span></text:p>
      <text:list xml:id="list379135131" text:style-name="L3">
        <text:list-item>
          <text:p text:style-name="P47">Identificar el emisor y el receptor.</text:p>
        </text:list-item>
        <text:list-item>
          <text:p text:style-name="P47">Definir el medio o canal que se puede utilizar en la comunicación.</text:p>
        </text:list-item>
        <text:list-item>
          <text:p text:style-name="P47">Definir el lenguaje común a utilizar.</text:p>
        </text:list-item>
        <text:list-item>
          <text:p text:style-name="P47">Definir la forma y estructura de los mensajes.</text:p>
        </text:list-item>
        <text:list-item>
          <text:p text:style-name="P47">Establecer la velocidad y temporización de los mensajes.</text:p>
        </text:list-item>
        <text:list-item>
          <text:p text:style-name="P39">Definir la codificación y encapsulación del mensaje.</text:p>
        </text:list-item>
      </text:list>
      <text:h text:style-name="P7" text:outline-level="4">Modelos por capas o niveles</text:h>
      <text:p text:style-name="P28"><text:span text:style-name="T11">La </text:span><text:span text:style-name="Strong_20_Emphasis"><text:span text:style-name="T11">arquitectura de red se divide en niveles o capas </text:span></text:span><text:span text:style-name="T11">para reducir la complejidad de su diseño. Las capas están jerarquizadas, cada una son sus servicios y funciones asignadas, para lo que utilizará los protocolos necesarios. Cada nivel sólo se comunica con el nivel superior o el inferior.</text:span></text:p>
      <text:p text:style-name="P30"><text:span text:style-name="Strong_20_Emphasis"><text:span text:style-name="T20">C</text:span></text:span><text:span text:style-name="Strong_20_Emphasis"><text:span text:style-name="T17">apa superior es donde se ordena realizar esa</text:span></text:span><text:span text:style-name="Strong_20_Emphasis"><text:span text:style-name="T28"> </text:span></text:span><text:span text:style-name="Strong_20_Emphasis"><text:span text:style-name="T17">transferencia</text:span></text:span><text:span text:style-name="T14">, </text:span><text:span text:style-name="T16">y </text:span><text:span text:style-name="T14">no se fija en los detalles (como llegar al segundo PC, su dirección, ruta para llegar, medio de transmisión a utilizar…) </text:span><text:span text:style-name="Strong_20_Emphasis"><text:span text:style-name="T17">Los detalles son las funciones de las capas inferiores</text:span></text:span><text:span text:style-name="T14">.</text:span></text:p>
      <text:p text:style-name="P13"/>
      <text:p text:style-name="P13"/>
      <text:p text:style-name="P13"/>
      <text:p text:style-name="P16">Los niveles o capas OSI son:</text:p>
      <text:list xml:id="list2050194706" text:style-name="L4">
        <text:list-item>
          <text:p text:style-name="P49"><text:span text:style-name="Strong_20_Emphasis"><text:span text:style-name="T29">Capa 1, capa física.</text:span></text:span><text:span text:style-name="T29"> Se encarga de las conexiones físicas, incluyendo el cableado y los componentes necesarios para transmitir la señal.</text:span></text:p>
        </text:list-item>
        <text:list-item>
          <text:p text:style-name="P49"><text:span text:style-name="Strong_20_Emphasis"><text:span text:style-name="T29">Capa 2, capa de enlace de datos</text:span></text:span><text:span text:style-name="T29">. Empaqueta los datos para transmitirlos a través de la capa física. En esta capa se define el direccionamiento físico utilizando las conocidas direcciones MAC. Además se encarga del acceso al medio, el control de enlace lógico y de la detección de errores de transmisión, entre otras cosas.</text:span></text:p>
        </text:list-item>
        <text:list-item>
          <text:p text:style-name="P49"><text:span text:style-name="Strong_20_Emphasis"><text:span text:style-name="T29">Capa 3, capa de red</text:span></text:span><text:span text:style-name="T29">. Separa los datos en paquetes, determina la ruta que tomaran los datos y define el direccionamiento.</text:span></text:p>
        </text:list-item>
        <text:list-item>
          <text:p text:style-name="P49"><text:span text:style-name="Strong_20_Emphasis"><text:span text:style-name="T29">Capa 4, capa de transporte</text:span></text:span><text:span text:style-name="T29">. Se encarga de que los paquetes de datos tengan una secuencia adecuada y de controlar los errores.</text:span></text:p>
        </text:list-item>
        <text:list-item>
          <text:p text:style-name="P49"><text:soft-page-break/><text:span text:style-name="Strong_20_Emphasis"><text:span text:style-name="T29">Capa 5, capa de sesión</text:span></text:span><text:span text:style-name="T29">. Mantiene y controla el enlace entre los dos extremos de la comunicación.</text:span></text:p>
        </text:list-item>
        <text:list-item>
          <text:p text:style-name="P49"><text:span text:style-name="Strong_20_Emphasis"><text:span text:style-name="T29">Capa 6, capa de presentación</text:span></text:span><text:span text:style-name="T29">. Determina el formato de las comunicaciones así como adaptar la información al protocolo que se esté usando.</text:span></text:p>
        </text:list-item>
        <text:list-item>
          <text:p text:style-name="P43"><text:span text:style-name="Strong_20_Emphasis"><text:span text:style-name="T29">Capa 7, capa de aplicación</text:span></text:span><text:span text:style-name="T29">. Define los protocolos que utilizan cada una de las aplicaciones para poder ser utilizadas en red.</text:span></text:p>
        </text:list-item>
      </text:list>
      <text:p text:style-name="P36"><text:span text:style-name="Strong_20_Emphasis"><text:span text:style-name="T17">Las capas 1, 2 y 3 del modelo están relacionadas con el hardware y las capas 5, 6 y 7 están relacionadas con el software, siendo la capa 4 una capa intermedia</text:span></text:span><text:span text:style-name="T14"> entre hardware y software</text:span></text:p>
      <text:p text:style-name="P19"><text:span text:style-name="T36">La arquitectura </text:span><text:span text:style-name="Strong_20_Emphasis"><text:span text:style-name="T39">TCP/IP está compuesta de cuatro capas o niveles</text:span></text:span><text:span text:style-name="T36"> que son:</text:span></text:p>
      <text:list xml:id="list3516304678" text:style-name="L5">
        <text:list-item>
          <text:p text:style-name="P50"><text:span text:style-name="Strong_20_Emphasis"><text:span text:style-name="T11">Nivel de subred/acceso </text:span></text:span><text:span text:style-name="Strong_20_Emphasis"><text:span text:style-name="T26">r</text:span></text:span><text:span text:style-name="Strong_20_Emphasis"><text:span text:style-name="T11">ed/enlace</text:span></text:span><text:span text:style-name="T11">.Permite y define el uso de direcciones físicas utilizando las </text:span><text:span text:style-name="Strong_20_Emphasis"><text:span text:style-name="T11">direcciones MAC.</text:span></text:span></text:p>
        </text:list-item>
        <text:list-item>
          <text:p text:style-name="P50"><text:span text:style-name="Strong_20_Emphasis"><text:span text:style-name="T11">Nivel de red/Internet</text:span></text:span><text:span text:style-name="T11">. </text:span><text:span text:style-name="T25">S</text:span><text:span text:style-name="T11">e encarga de estructurar la información en paquetes y determinar la ruta del PC origen al destino que tomarán los paquetes.<text:line-break/></text:span><text:span text:style-name="T25">El protocolo mas significativo es el p</text:span><text:span text:style-name="Strong_20_Emphasis"><text:span text:style-name="T11">rotocolo IP</text:span></text:span><text:span text:style-name="T11">, y entre sus funciones está la de dar una dirección lógica a todos los nodos de la red.</text:span></text:p>
        </text:list-item>
        <text:list-item>
          <text:p text:style-name="P50"><text:span text:style-name="Strong_20_Emphasis"><text:span text:style-name="T11">Nivel de transporte.</text:span></text:span><text:span text:style-name="T11"> Se encarga de que </text:span><text:span text:style-name="Strong_20_Emphasis"><text:span text:style-name="T11">los paquetes </text:span></text:span><text:span text:style-name="T11">de datos </text:span><text:span text:style-name="Strong_20_Emphasis"><text:span text:style-name="T11">tengan una secuencia adecuada y </text:span></text:span><text:span text:style-name="T11">de </text:span><text:span text:style-name="Strong_20_Emphasis"><text:span text:style-name="T11">controlar los errores</text:span></text:span><text:span text:style-name="T11">. Los protocolos más importantes de esta capa son: TCP</text:span><text:span text:style-name="T25">(orientado a conexión y fiable)</text:span><text:span text:style-name="T11"> y UDP </text:span><text:span text:style-name="T25">(no orientado </text:span><text:span text:style-name="T11">conexión y no fiable</text:span><text:span text:style-name="T25">)</text:span><text:span text:style-name="T11">..</text:span></text:p>
        </text:list-item>
        <text:list-item>
          <text:p text:style-name="P44"><text:span text:style-name="Strong_20_Emphasis"><text:span text:style-name="T11">Nivel de aplicación.</text:span></text:span><text:span text:style-name="T11"> Incluye todos los protocolos de alto nivel relacionados con las aplicaciones que se utilizan en Internet.</text:span></text:p>
        </text:list-item>
      </text:list>
      <text:p text:style-name="Text_20_body"><text:line-break/></text:p>
      <text:h text:style-name="P2" text:outline-level="1"><text:bookmark text:name="nodeTitle4"/>3.- Topologías de red y modos de conexión.</text:h>
      <text:p text:style-name="P17"><text:span text:style-name="T37">La </text:span><text:span text:style-name="Strong_20_Emphasis"><text:span text:style-name="T38">topología de red desde el punto de vista físico</text:span></text:span><text:span text:style-name="T34">, se considera la forma en que se conectan los ordenadores de una red. Las topologías de conexión principales son </text:span><text:span text:style-name="Strong_20_Emphasis"><text:span text:style-name="T34">bus, anillo y</text:span></text:span><text:span text:style-name="Strong_20_Emphasis"><text:span text:style-name="T35"> </text:span></text:span><text:span text:style-name="Strong_20_Emphasis"><text:span text:style-name="T34">estrella</text:span></text:span><text:span text:style-name="T34">.</text:span></text:p>
      <text:p text:style-name="P17"><text:span text:style-name="T37">La </text:span><text:span text:style-name="Strong_20_Emphasis"><text:span text:style-name="T38">topología desde el punto de vista lógico</text:span></text:span><text:span text:style-name="Strong_20_Emphasis"><text:span text:style-name="T40"> </text:span></text:span><text:span text:style-name="T34">o esquema lógico, nos muestra el uso de la red, el nombre de los ordenadores, las direcciones, las aplicaciones, etc.</text:span></text:p>
      <text:p text:style-name="P17"><text:span text:style-name="T34">En las redes wifi o inalámbricas, se habla de </text:span><text:span text:style-name="Strong_20_Emphasis"><text:span text:style-name="T34">modo de conexión</text:span></text:span><text:span text:style-name="T34">. Se definen dos modos de </text:span><text:span text:style-name="Strong_20_Emphasis"><text:span text:style-name="T34">conexión inalámbrica</text:span></text:span><text:span text:style-name="T34">, que son </text:span><text:span text:style-name="Strong_20_Emphasis"><text:span text:style-name="T34">modo infraestructura </text:span></text:span><text:span text:style-name="T34">(se necesita punto de acceso) y </text:span><text:span text:style-name="Strong_20_Emphasis"><text:span text:style-name="T34">modo ad-hoc </text:span></text:span><text:span text:style-name="T34">(no necesita punto de acceso)</text:span></text:p>
      <text:h text:style-name="P6" text:outline-level="4">Topología en bus</text:h>
      <text:p text:style-name="P30"><text:span text:style-name="T22">U</text:span><text:span text:style-name="T21">tiliza </text:span><text:span text:style-name="Strong_20_Emphasis"><text:span text:style-name="T23">un único cable troncal con terminaciones en los extremos</text:span></text:span><text:span text:style-name="T21">, de tal forma que los ordenadores de la red se conectan directamente a la red troncal. Las primeras redes Ethernet utilizaban está topología usando cable coaxial (igual que el cable de televisión). </text:span><text:span text:style-name="T11">Se dejó de utilizar por su poca flexibilidad ante fallos.</text:span></text:p>
      <text:h text:style-name="P6" text:outline-level="4"><text:soft-page-break/>Topología en anillo</text:h>
      <text:p text:style-name="P31"><text:span text:style-name="T22">C</text:span><text:span text:style-name="Strong_20_Emphasis"><text:span text:style-name="T23">onecta cada ordenador o nodo con el siguiente y el último con el primero</text:span></text:span><text:span text:style-name="T21">, creando un anillo físico de conexión. Cada estación tiene un receptor y un transmisor que hace la función de repetidor, pasando la señal a la siguiente estación. </text:span></text:p>
      <text:p text:style-name="P31"><text:span text:style-name="T14">Lo habitual, es que </text:span><text:span text:style-name="T15">l</text:span><text:span text:style-name="Strong_20_Emphasis"><text:span text:style-name="T17">os datos se envíen en ambas direcciones, creando redundancia y tolerancia a fallos</text:span></text:span><text:span text:style-name="Strong_20_Emphasis"><text:span text:style-name="T18">(</text:span></text:span><text:span text:style-name="T14">al contrario que en la topología en bus)</text:span></text:p>
      <text:p text:style-name="P37"><text:span text:style-name="T24">U</text:span><text:span text:style-name="Strong_20_Emphasis"><text:span text:style-name="T11">tiliza actualmente en las redes FDDI</text:span></text:span><text:span text:style-name="T11">(Fiber Distributed Data Interface, Interfaz de datos distribuidos por fibra) como parte de una</text:span><text:span text:style-name="Strong_20_Emphasis"><text:span text:style-name="T11">red troncal</text:span></text:span><text:span text:style-name="T11">que distribuye datos por </text:span><text:span text:style-name="Strong_20_Emphasis"><text:span text:style-name="T11">fibra óptica</text:span></text:span><text:span text:style-name="T11">.</text:span></text:p>
      <text:p text:style-name="P13"/>
      <text:p text:style-name="P13"/>
      <text:h text:style-name="P6" text:outline-level="4">Topología en estrella</text:h>
      <text:p text:style-name="P30"><text:span text:style-name="T14">Conecta </text:span><text:span text:style-name="Strong_20_Emphasis"><text:span text:style-name="T17">todos los ordenadores a un nodo central,</text:span></text:span><text:span text:style-name="Strong_20_Emphasis"><text:span text:style-name="T19">l</text:span></text:span><text:span text:style-name="T14">lamado</text:span><text:span text:style-name="Strong_20_Emphasis"><text:span text:style-name="T28"> </text:span></text:span><text:span text:style-name="Strong_20_Emphasis"><text:span text:style-name="T17">equipo de interconexión</text:span></text:span><text:span text:style-name="T14">, que puede ser: un router, un conmutador/switch, o un concentrador/hub. Las </text:span><text:span text:style-name="Strong_20_Emphasis"><text:span text:style-name="T17">redes de área local modernas </text:span></text:span><text:span text:style-name="T14">basadas en el </text:span><text:span text:style-name="Strong_20_Emphasis"><text:span text:style-name="T17">estándar IEEE 802.3 utilizan esta topología</text:span></text:span><text:span text:style-name="T14">. El </text:span><text:span text:style-name="Strong_20_Emphasis"><text:span text:style-name="T17">equipo de interconexión </text:span></text:span><text:span text:style-name="T14">central canaliza toda la información y por el pasan todos los paquetes de usuarios. Este equipo </text:span><text:span text:style-name="Strong_20_Emphasis"><text:span text:style-name="T17">debe estar siempre activo</text:span></text:span><text:span text:style-name="T14">, ya que si falla toda la red queda sin servicio.<text:line-break/></text:span><text:span text:style-name="T15">V</text:span><text:span text:style-name="T14">entajas: </text:span><text:span text:style-name="Strong_20_Emphasis"><text:span text:style-name="T17">es tolerante a fallos </text:span></text:span><text:span text:style-name="T14">ya que la ruptura de un cable, solo deja inoperativo un nodo </text:span><text:span text:style-name="T15">y </text:span><text:span text:style-name="Strong_20_Emphasis"><text:span text:style-name="T17">facilita la incorporación de nuevos ordenadores</text:span></text:span><text:span text:style-name="Strong_20_Emphasis"><text:span text:style-name="T14"> </text:span></text:span><text:span text:style-name="T14">a la red siempre que el nodo central tenga conexiones libres.</text:span></text:p>
      <text:p text:style-name="P30"><text:span text:style-name="T14">Lo habitual en un edificio es que se utilice una </text:span><text:span text:style-name="Strong_20_Emphasis"><text:span text:style-name="T17">estrella extendida o árbol</text:span></text:span><text:span text:style-name="T14">, donde las redes en estrella se conectan entre sí con switch (conmutadores)</text:span></text:p>
      <text:p text:style-name="P30"><text:span text:style-name="T14">La estrella extendida habitualmente es una </text:span><text:span text:style-name="Strong_20_Emphasis"><text:span text:style-name="T17">estrella jerárquica </text:span></text:span><text:span text:style-name="T14">donde un nodo marca el inicio de la estructura. Es habitual que ese nodo inicial sea un router que sirve para la comunicación con el exterior con internet, y a partir de ese router se crea una red de área local que permite dar servicios a redes de área locales más pequeñas.</text:span></text:p>
      <text:p text:style-name="P13">Esta topología tiene la ventaja que a partir de una única conexión a Internet podemos dar servicio a varias redes o subredes locales, con lo que se ahorran costes.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3:29:52.498869490</meta:creation-date>
    <dc:date>2023-02-09T09:49:50.664387360</dc:date>
    <meta:editing-duration>PT4H6M3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92" meta:word-count="1614" meta:character-count="9644" meta:non-whitespace-character-count="8121"/>
  </office:meta>
</office:document-meta>
</file>